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8" style:family="table-column">
      <style:table-column-properties style:column-width="2.8736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0.575in" style:use-optimal-column-width="false"/>
    </style:style>
    <style:style style:name="TableColumn151" style:family="table-column">
      <style:table-column-properties style:column-width="2.5513in" style:use-optimal-column-width="false"/>
    </style:style>
    <style:style style:name="Table147" style:family="table">
      <style:table-properties style:width="6.57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2.8736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0.575in" style:use-optimal-column-width="false"/>
    </style:style>
    <style:style style:name="TableColumn192" style:family="table-column">
      <style:table-column-properties style:column-width="2.5513in" style:use-optimal-column-width="false"/>
    </style:style>
    <style:style style:name="Table188" style:family="table">
      <style:table-properties style:width="6.57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3" style:parent-style-name="Heading1" style:family="paragraph">
      <style:text-properties style:font-name="Garamond" fo:font-size="10pt" style:font-size-asian="10pt" style:font-size-complex="10pt"/>
    </style:style>
    <style:style style:name="P264" style:parent-style-name="Standard" style:family="paragraph">
      <style:text-properties style:font-name="Garamond" fo:font-size="12pt" style:font-size-asian="12pt" style:font-size-complex="12pt"/>
    </style:style>
    <style:style style:name="P265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Faneallrich Li Ya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2/17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Attendance Checker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6 Absences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2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 Source code</text:p>
          </table:table-cell>
          <table:table-cell table:style-name="TableCell52" table:number-columns-spanned="2">
            <text:p text:style-name="P53">AttendanceChecker.py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<text:s/>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 Standards and Guidelines<text:s/></text:span><text:span text:style-name="T91">(https://source.android.com/source/code-style.html)<text:s/></text:span><text:span text:style-name="T92">document for more complete descriptions and<text:s/></text:span><text:span text:style-name="T93">examples of the items listed below.</text:span></text:p>
      <text:p text:style-name="P94"/>
      <text:p text:style-name="P95">Place a check mark if the code complies with the criteria. <text:s/>If not, place comments at 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<text:s/>name of the author</text:p>
          </table:table-cell>
          <table:table-cell table:style-name="TableCell128">
            <text:p text:style-name="P129">/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License contains the following:</text:p>
            <text:p text:style-name="P137">“This is a course requirement for CS 192 Software Engineering II under the supervision of Asst. Prof. Ma. Rowena C. Solamo of the Department of Computer Science, College of Engineering, University of<text:s/>the Philippines, Diliman for the AY 2015-2016”.</text:p>
          </table:table-cell>
          <table:table-cell table:style-name="TableCell138">
            <text:p text:style-name="P139">/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>2. <text:s/>Code History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rows-spanned="2">
            <text:p text:style-name="P154">Criteria</text:p>
          </table:table-cell>
          <table:table-cell table:style-name="TableCell155" table:number-columns-spanned="2">
            <text:p text:style-name="P156">Comply</text:p>
          </table:table-cell>
          <table:covered-table-cell/>
          <table:table-cell table:style-name="TableCell157" table:number-rows-spanned="2">
            <text:p text:style-name="P158">Remarks</text:p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Code History appears after the license of the source code.</text:p>
          </table:table-cell>
          <table:table-cell table:style-name="TableCell167">
            <text:p text:style-name="P168">/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de History has been updated accordingly based on name of programmer, change date<text:s/>and change description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>3. <text:s/>Internal Documentation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Criteria</text:p>
          </table:table-cell>
          <table:table-cell table:style-name="TableCell196" table:number-columns-spanned="2">
            <text:p text:style-name="P197">Comply</text:p>
          </table:table-cell>
          <table:covered-table-cell/>
          <table:table-cell table:style-name="TableCell198" table:number-rows-spanned="2">
            <text:p text:style-name="P199">Remarks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Yes</text:p>
          </table:table-cell>
          <table:table-cell table:style-name="TableCell203">
            <text:p text:style-name="P204">No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>
            <text:p text:style-name="P207">A comment block exists after the Code History containing the following information: file creation date, development group, client group and a brief statement of<text:s/>the purpose of the software in the file.</text:p>
          </table:table-cell>
          <table:table-cell table:style-name="TableCell208">
            <text:p text:style-name="P209">/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Each variable has <text:s/>corresponding descriptions</text:p>
          </table:table-cell>
        </table:table-row>
        <table:table-row table:style-name="TableRow214">
          <table:table-cell table:style-name="TableCell215">
            <text:p text:style-name="P216">Each method in the file is preceded by a comment block which provides the following information: method name, routine's creation date, purpose of the routine, a<text:s/>list of the calling arguments (their types and what they do), a list of required files and/or database tables, and return value.</text:p>
          </table:table-cell>
          <table:table-cell table:style-name="TableCell217">
            <text:p text:style-name="P218">/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Indentions are 5 spaces.</text:p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Inline comments are found at the top of the statement using '/*' and '*/'.</text:p>
          </table:table-cell>
          <table:table-cell table:style-name="TableCell235">
            <text:p text:style-name="P236">/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Bracketing<text:s/>of block statements follows the following format:</text:p>
            <text:p text:style-name="P244"/>
            <text:p text:style-name="P245">if (){</text:p>
            <text:p text:style-name="P246"><text:s text:c="5"/>statements;</text:p>
            <text:p text:style-name="P247">}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Exceptions are being handled appropriately.</text:p>
          </table:table-cell>
          <table:table-cell table:style-name="TableCell257">
            <text:p text:style-name="P258">/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h text:style-name="P263" text:outline-level="1">Reviewer’s Comments:<text:line-break/></text:h>
      <text:p text:style-name="P264">None.</text:p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user</dc:creator>
    <meta:creation-date>2017-02-17T13:25:00Z</meta:creation-date>
    <dc:date>2017-02-17T13:25:00Z</dc:date>
    <meta:print-date>2006-07-28T14:33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54" meta:character-count="2372" meta:row-count="16" meta:non-whitespace-character-count="2022"/>
  </office:meta>
</office:document-meta>
</file>